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6ca" officeooo:paragraph-rsid="000596ca"/>
    </style:style>
    <style:style style:name="P2" style:family="paragraph" style:parent-style-name="Standard">
      <style:text-properties officeooo:rsid="000596ca" officeooo:paragraph-rsid="000794fe"/>
    </style:style>
    <style:style style:name="P3" style:family="paragraph" style:parent-style-name="Standard">
      <style:text-properties officeooo:rsid="000596ca" officeooo:paragraph-rsid="0008de7e"/>
    </style:style>
    <style:style style:name="P4" style:family="paragraph" style:parent-style-name="Standard">
      <style:text-properties officeooo:rsid="00066993" officeooo:paragraph-rsid="00066993"/>
    </style:style>
    <style:style style:name="P5" style:family="paragraph" style:parent-style-name="Standard">
      <style:text-properties officeooo:rsid="000794fe" officeooo:paragraph-rsid="000794fe"/>
    </style:style>
    <style:style style:name="P6" style:family="paragraph" style:parent-style-name="Standard">
      <style:text-properties officeooo:rsid="00093eff" officeooo:paragraph-rsid="00093eff"/>
    </style:style>
    <style:style style:name="P7" style:family="paragraph" style:parent-style-name="Standard">
      <style:text-properties officeooo:rsid="000794fe" officeooo:paragraph-rsid="000794fe"/>
    </style:style>
    <style:style style:name="P8" style:family="paragraph" style:parent-style-name="Standard">
      <style:text-properties officeooo:rsid="000794fe" officeooo:paragraph-rsid="0008de7e"/>
    </style:style>
    <style:style style:name="P9" style:family="paragraph" style:parent-style-name="Standard">
      <style:text-properties officeooo:rsid="0008de7e" officeooo:paragraph-rsid="00093eff"/>
    </style:style>
    <style:style style:name="P10" style:family="paragraph" style:parent-style-name="Standard">
      <style:text-properties officeooo:rsid="000596ca" officeooo:paragraph-rsid="00093eff"/>
    </style:style>
    <style:style style:name="P11" style:family="paragraph" style:parent-style-name="Standard">
      <style:text-properties officeooo:rsid="000596ca" officeooo:paragraph-rsid="000596ca"/>
    </style:style>
    <style:style style:name="P12" style:family="paragraph" style:parent-style-name="Standard">
      <style:text-properties officeooo:rsid="000bb3b1" officeooo:paragraph-rsid="000bb3b1"/>
    </style:style>
    <style:style style:name="P13" style:family="paragraph" style:parent-style-name="Text_20_body">
      <style:text-properties officeooo:rsid="000b5447" officeooo:paragraph-rsid="000b5447"/>
    </style:style>
    <style:style style:name="P14" style:family="paragraph" style:parent-style-name="Heading_20_1">
      <style:text-properties officeooo:rsid="000b5447" officeooo:paragraph-rsid="000b5447"/>
    </style:style>
    <style:style style:name="T1" style:family="text">
      <style:text-properties officeooo:rsid="00066993"/>
    </style:style>
    <style:style style:name="T2" style:family="text">
      <style:text-properties officeooo:rsid="000794fe"/>
    </style:style>
    <style:style style:name="T3" style:family="text">
      <style:text-properties officeooo:rsid="000a40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HW infrastructure:</text:p>
      <text:p text:style-name="P12">Programming environment: Ausus connected large monitor </text:p>
      <text:p text:style-name="P12">OaM console: 1) Web page, oam running on a raspberry pi</text:p>
      <text:p text:style-name="P12"><text:s text:c="23"/>2) Dedicated monitor with dedicated rpi</text:p>
      <text:p text:style-name="P12"/>
      <text:p text:style-name="P1"/>
      <text:p text:style-name="P1">System Architecture, principles and design patterns</text:p>
      <text:p text:style-name="P1"/>
      <text:p text:style-name="P1">Principles:</text:p>
      <text:p text:style-name="P1">Container: <text:tab/><text:tab/>Erlang nodes<text:line-break/>Communication:<text:tab/>Distributed erlang</text:p>
      <text:p text:style-name="P1">Applications:<text:tab/><text:tab/>Erlang applications specification <text:span text:style-name="T1">and supervisor</text:span></text:p>
      <text:p text:style-name="P1">Services:<text:tab/><text:tab/>Erlang gen_server</text:p>
      <text:p text:style-name="P1">Code repository:<text:tab/>Github</text:p>
      <text:p text:style-name="P1">Service discovery<text:tab/><text:span text:style-name="T1">distributed </text:span>own written sd</text:p>
      <text:p text:style-name="P1">Availability<text:tab/><text:tab/>erlang distribution and supervisor concept</text:p>
      <text:p text:style-name="P1">State less<text:tab/><text:tab/>Functions calls</text:p>
      <text:p text:style-name="P1">Stateful- no-persistant<text:tab/>gen_server using ets for parallelism</text:p>
      <text:p text:style-name="P1">Stateful-persistant<text:tab/>gen_server using dets or external dbase</text:p>
      <text:p text:style-name="P4">log <text:tab/><text:tab/><text:tab/>local log files systemd </text:p>
      <text:p text:style-name="P5">management<text:tab/><text:tab/>ssh and oam</text:p>
      <text:p text:style-name="P1"/>
      <text:p text:style-name="P1">Architecture:<text:line-break/>Three types of nodes, Controller, Worker and Device.</text:p>
      <text:p text:style-name="P1">Controller: <text:line-break/><text:span text:style-name="T1">&gt; Start and stop applications<text:line-break/>&gt; Service discovery master<text:line-break/>&gt; oam interface </text:span></text:p>
      <text:p text:style-name="P1"/>
      <text:p text:style-name="P1">worker:</text:p>
      <text:p text:style-name="P4">&gt; runs containers </text:p>
      <text:p text:style-name="P4">&gt; local sd <text:line-break/><text:span text:style-name="T2">&gt; local log file - persistant</text:span></text:p>
      <text:p text:style-name="P1"/>
      <text:p text:style-name="P2">device:<text:line-break/><text:span text:style-name="T2">non erlang node , mqtt , devices such as esp12 or arduino.</text:span></text:p>
      <text:p text:style-name="P2"/>
      <text:p text:style-name="P5">Data structures:</text:p>
      <text:p text:style-name="P8">-record (node_info, {NodeName,IntialApps,location </text:p>
      <text:p text:style-name="P3"/>
      <text:p text:style-name="P9">sd_info {service,[Nodes]}</text:p>
      <text:p text:style-name="P6">node_info {node,[Services]}</text:p>
      <text:p text:style-name="P10"><text:line-break/><text:span text:style-name="T3">active_nodes([Nodes])</text:span></text:p>
      <text:p text:style-name="P10"/>
      <text:h text:style-name="P14" text:outline-level="1">Compute/HW definitions</text:h>
      <text:p text:style-name="P13">Compute; CPU, memory ,<text:line-break/> <text:s text:c="17"/>persitent memory, <text:line-break/> <text:s text:c="16"/>specific hw capabilities<text:line-break/>Access: <text:s text:c="2"/>ssh ,vnc<text:line-break/><text:soft-page-break/>Ports: <text:s text:c="4"/>worker: X0, <text:s text:c="7"/>50000, 50001, 5901, <text:s/>50010,50011, 5902<text:line-break/> <text:s text:c="14"/>ssh <text:s text:c="7"/>X+1<text:line-break/> <text:s text:c="14"/>vnc <text:s text:c="6"/>590y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09:13:45.961211432</meta:creation-date>
    <meta:generator>LibreOffice/5.1.6.2$Linux_X86_64 LibreOffice_project/10m0$Build-2</meta:generator>
    <dc:date>2019-08-31T08:10:39.494507588</dc:date>
    <meta:editing-duration>PT14H10M13S</meta:editing-duration>
    <meta:editing-cycles>9</meta:editing-cycles>
    <meta:document-statistic meta:table-count="0" meta:image-count="0" meta:object-count="0" meta:page-count="2" meta:paragraph-count="30" meta:word-count="173" meta:character-count="1420" meta:non-whitespace-character-count="1143"/>
  </office:meta>
</office:document-meta>
</file>